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36" style:family="table-cell" style:parent-style-name="Default" style:data-style-name="N64">
      <style:table-cell-properties fo:border="0.74pt solid #ff0000"/>
    </style:style>
    <style:style style:name="ce37" style:family="table-cell" style:parent-style-name="Default" style:data-style-name="N37">
      <style:table-cell-properties fo:border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20240109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7" office:value-type="date" office:date-value="2024-01-12" calcext:value-type="date">
            <text:p>01/12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13" office:value-type="string" calcext:value-type="string">
            <text:p>g20240109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13" office:value-type="string" calcext:value-type="string">
            <text:p>soc0p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13" office:value-type="string" calcext:value-type="string">
            <text:p>CH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4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 office:value-type="string" calcext:value-type="string">
            <text:p>soc0p_pre_g20240109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4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 office:value-type="string" calcext:value-type="string">
            <text:p>soc0p_g20240109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6"/>
          <table:table-cell table:style-name="ce4" office:value-type="string" calcext:value-type="string">
            <text:p><text:span text:style-name="T5">UT from</text:span> Pf;</text:p>
          </table:table-cell>
          <table:table-cell table:style-name="ce13" office:value-type="float" office:value="1705080356" calcext:value-type="float">
            <text:p>170508035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30]-[.E30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/>
          <table:table-cell table:style-name="ce22" office:value-type="string" calcext:value-type="string">
            <text:p>poower</text:p>
          </table:table-cell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5"> Range</text:span>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5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31]-[.G32]" office:value-type="float" office:value="0.0139999999999993" calcext:value-type="float">
            <text:p>0.0139999999999993</text:p>
          </table:table-cell>
          <table:table-cell table:style-name="ce7" table:formula="of:=[.G31]-[.E32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formula="of:=([.I33]+[.J33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22" office:value-type="string" calcext:value-type="string">
            <text:p>no power</text:p>
          </table:table-cell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6]+[.J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/>
          <table:table-cell table:style-name="ce22" office:value-type="string" calcext:value-type="string">
            <text:p>both?</text:p>
          </table:table-cell>
          <table:table-cell/>
          <table:table-cell table:style-name="ce4" office:value-type="string" calcext:value-type="string">
            <text:p>DB</text:p>
          </table:table-cell>
          <table:table-cell table:style-name="ce7" table:formula="of:=[.E38]+[.J12]" office:value-type="float" office:value="0.067" calcext:value-type="float">
            <text:p>0.06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table:formula="of:=[.E28]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/>
          <table:table-cell table:style-name="ce22" office:value-type="string" calcext:value-type="string">
            <text:p>doesn’t show on BT</text:p>
          </table:table-cell>
          <table:table-cell/>
          <table:table-cell table:style-name="ce5" office:value-type="string" calcext:value-type="string">
            <text:p>UT ( <text:span text:style-name="T1">Pf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 office:value-type="float" office:value="-1572" calcext:value-type="float">
            <text:p>-1572</text:p>
          </table:table-cell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5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3">
          <table:table-cell table:number-columns-repeated="10"/>
          <table:table-cell table:style-name="ce11" table:number-columns-repeated="2"/>
          <table:table-cell/>
        </table:table-row>
        <table:table-row table:style-name="ro3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tatic Vb Clamp – <text:span text:style-name="T1">Vb </text:span><text:span text:style-name="T5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.03" calcext:value-type="float">
            <text:p>0.03</text:p>
          </table:table-cell>
          <table:table-cell table:style-name="ce7" table:formula="of:=[.E42]" office:value-type="float" office:value="0.03" calcext:value-type="float">
            <text:p>0.03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.02" calcext:value-type="float">
            <text:p>0.02</text:p>
          </table:table-cell>
          <table:table-cell table:style-name="ce7" table:formula="of:=[.G37]" office:value-type="float" office:value="0.03" calcext:value-type="float">
            <text:p>0.03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.09" calcext:value-type="float">
            <text:p>0.09</text:p>
          </table:table-cell>
          <table:table-cell table:style-name="ce7" table:formula="of:=[.G38]" office:value-type="float" office:value="0.12" calcext:value-type="float">
            <text:p>0.12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.973" calcext:value-type="float">
            <text:p>0.973</text:p>
          </table:table-cell>
          <table:table-cell table:style-name="ce7" table:formula="of:=[.E40]" office:value-type="float" office:value="0.95" calcext:value-type="float">
            <text:p>0.95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.15" calcext:value-type="float">
            <text:p>0.15</text:p>
          </table:table-cell>
          <table:table-cell table:style-name="ce7" table:formula="of:=[.E41]" office:value-type="float" office:value="0.067" calcext:value-type="float">
            <text:p>0.067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1.006" calcext:value-type="float">
            <text:p>1.006</text:p>
          </table:table-cell>
          <table:table-cell table:style-name="ce7" table:formula="of:=[.H40]" office:value-type="float" office:value="1.006" calcext:value-type="float">
            <text:p>1.006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1.042" calcext:value-type="float">
            <text:p>1.042</text:p>
          </table:table-cell>
          <table:table-cell table:style-name="ce7" table:formula="of:=[.H41]" office:value-type="float" office:value="1.042" calcext:value-type="float">
            <text:p>1.042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1" calcext:value-type="float">
            <text:p>1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ibrat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5">UT from</text:span> Pf;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Dump and save to file from previous install ( </text:span><text:span text:style-name="T7">Hd; Pf;</text:span><text:span text:style-name="T8"> </text:span><text:span text:style-name="T7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5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5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5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3">
          <table:table-cell table:number-columns-repeated="10"/>
          <table:table-cell table:style-name="ce11" table:number-columns-repeated="2"/>
          <table:table-cell/>
        </table:table-row>
        <table:table-row table:style-name="ro3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tatic Vb Clamp – <text:span text:style-name="T1">Vb </text:span><text:span text:style-name="T5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3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6" table:default-cell-style-name="ce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1-12T13:01:41.490444464</dc:date>
    <meta:editing-duration>P1DT9H29M35S</meta:editing-duration>
    <meta:editing-cycles>29</meta:editing-cycles>
    <meta:generator>LibreOffice/7.3.7.2$Linux_X86_64 LibreOffice_project/30$Build-2</meta:generator>
    <meta:document-statistic meta:table-count="5" meta:cell-count="518" meta:object-count="0"/>
  </office:meta>
</office:document-meta>
</file>